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10/2021</text:span></text:p>
      <text:p text:style-name="P9"/>
      <text:p text:style-name="P10">RECIBI CONFORME</text:p>
      <text:p text:style-name="P9"/>
      <text:p text:style-name="P11">CLIENTE: MENDOZA MIRAVAL MARIA ESTHER</text:p>
      <text:p text:style-name="P12">CANT. TOTAL DE CAJAS: 6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CHO</text:span></text:p>
      <text:p text:style-name="P5"/>
      <text:p text:style-name="P5">Recojo: <text:span text:style-name="T3">MENDOZA MIRAVAL MARIA ESTH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19:05:1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